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style:font-name-asian="SimSun" style:font-name-complex="Mangal"/>
    </style:style>
    <style:style style:name="T4" style:family="text">
      <style:text-properties style:text-underline-style="none" style:font-name-asian="Symbol" style:font-name-complex="Symbol"/>
    </style:style>
    <style:style style:name="T5" style:family="text">
      <style:text-properties style:font-name="Symbol" style:text-underline-style="none" style:font-name-asian="Symbol" style:font-name-complex="Symbol"/>
    </style:style>
    <style:style style:name="T6" style:family="text">
      <style:text-properties style:font-name-asian="Symbol" style:font-name-complex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><text:span text:style-name="T1"/></text:p>
      <text:p text:style-name="P1"><text:span text:style-name="T1">1/ static est intéressant quand on a pas besoin d'accéder aux données de l'objet. </text:span></text:p>
      <text:p text:style-name="P1"><text:span text:style-name="T1"/></text:p>
      <text:p text:style-name="P1"><text:span text:style-name="T1">2/ </text:span><text:span text:style-name="T2">surcharge :</text:span><text:span text:style-name="T1"> Un même nom de fonction pour des signatures différentes. Ça évite de confondre les fonctions.</text:span></text:p>
      <text:p text:style-name="P1"><text:span text:style-name="T1"/></text:p>
      <text:p text:style-name="P1"><text:span text:style-name="T1">3/ NULL est le pointeur qui pointe vers rien.</text:span></text:p>
      <text:p text:style-name="P1"><text:span text:style-name="T1"/></text:p>
      <text:p text:style-name="P1"><text:span text:style-name="T1">4/ System : class <text:tab/>out : champ de la class <text:tab/>println :méthode de l'objet System.out( qui a un certain type)</text:span></text:p>
      <text:p text:style-name="P1"><text:span text:style-name="T1"/></text:p>
      <text:p text:style-name="P1">Exercice 2 :</text:p>
      <text:p text:style-name="P1"><text:span text:style-name="T1"/></text:p>
      <text:p text:style-name="P1"><text:span text:style-name="T1">Egal → obj.attr = obj2.attr</text:span></text:p>
      <text:p text:style-name="P1"><text:span text:style-name="T1">Différent → obj2.attr </text:span><text:span text:style-name="T5"></text:span><text:span text:style-name="T3"> obj3.attr</text:span></text:p>
      <text:p text:style-name="P1"><text:span text:style-name="T3">Différent → obj.attr </text:span><text:span text:style-name="T5"> </text:span><text:span text:style-name="T4">obj3.attr</text:span></text:p>
      <text:p text:style-name="P1"><text:span text:style-name="T4">Egal → obj a la même référence que obj2</text:span></text:p>
      <text:p text:style-name="P1"><text:span text:style-name="T4">Différent → obj n'a pas la même référence que obj3</text:span></text:p>
      <text:p text:style-name="P1"><text:span text:style-name="T4">Différent → obj2 n'a pas la même référence que obj3</text:span></text:p>
      <text:p text:style-name="P1"><text:span text:style-name="T4"/></text:p>
      <text:p text:style-name="P1"><text:span text:style-name="T6">Exercice 3 :</text:span></text:p>
      <text:p text:style-name="P1"><text:span text:style-name="T4"/></text:p>
      <text:p text:style-name="P1"><text:span text:style-name="T4">1/ int[] t = new int[100]</text:span></text:p>
      <text:p text:style-name="P1"><text:span text:style-name="T4"/></text:p>
      <text:p text:style-name="P1"><text:span text:style-name="T4">2/ Non car null est un pointeur et int est un type primitif et nom référence.</text:span></text:p>
      <text:p text:style-name="P1"><text:span text:style-name="T4"/></text:p>
      <text:p text:style-name="P1"><text:span text:style-name="T4">3/ Oui car les objets ont des références.</text:span></text:p>
      <text:p text:style-name="P1"><text:span text:style-name="T4"/></text:p>
      <text:p text:style-name="P1"><text:span text:style-name="T4">4/ </text:span></text:p>
      <text:p text:style-name="P1"><text:span text:style-name="T4">class Objet{</text:span></text:p>
      <text:p text:style-name="P1"><text:span text:style-name="T4"><text:tab/>private int entier ;</text:span></text:p>
      <text:p text:style-name="P1"><text:span text:style-name="T4"><text:tab/></text:span></text:p>
      <text:p text:style-name="P1"><text:span text:style-name="T4"><text:tab/>public Objet (int n){</text:span></text:p>
      <text:p text:style-name="P1"><text:span text:style-name="T4"><text:tab/><text:tab/>entier = n ;</text:span></text:p>
      <text:p text:style-name="P1"><text:span text:style-name="T4"><text:tab/>}</text:span></text:p>
      <text:p text:style-name="P1"><text:span text:style-name="T4"><text:tab/></text:span></text:p>
      <text:p text:style-name="P1"><text:span text:style-name="T4"><text:tab/>public staic void main(String[]){</text:span></text:p>
      <text:p text:style-name="P1"><text:span text:style-name="T4"><text:tab/><text:tab/>int N, n // définir la valeur N &gt; n</text:span></text:p>
      <text:p text:style-name="P1"><text:span text:style-name="T4"><text:tab/><text:tab/>Objet[] t = new Objet[N]</text:span></text:p>
      <text:p text:style-name="P1"><text:span text:style-name="T4"><text:tab/><text:tab/>for(int i = 0 ; i &lt; N ; i++){</text:span></text:p>
      <text:p text:style-name="P1"><text:span text:style-name="T4"><text:tab/><text:tab/><text:tab/>t[i] = //Attribuer une valeur</text:span></text:p>
      <text:p text:style-name="P1"><text:span text:style-name="T4"><text:tab/><text:tab/>}</text:span></text:p>
      <text:p text:style-name="P1"><text:span text:style-name="T4"><text:tab/>}</text:span></text:p>
      <text:p text:style-name="P1"><text:span text:style-name="T4">}</text:span></text:p>
      <text:p text:style-name="P1"><text:span text:style-name="T4"/></text:p>
      <text:p text:style-name="P1"><text:span text:style-name="T6">Exercice 4 :</text:span></text:p>
      <text:p text:style-name="P1"><text:span text:style-name="T4"/></text:p>
      <text:p text:style-name="P1"><text:span text:style-name="T4">1/</text:span></text:p>
      <text:p text:style-name="P1"><text:span text:style-name="T4">Voir 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0-07T08:46:25.59</meta:creation-date>
    <dc:date>2014-10-07T09:23:18.42</dc:date>
    <dc:creator>Maxime Gallais-Jimenez</dc:creator>
    <meta:editing-duration>PT21M4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5" meta:word-count="203" meta:character-count="1016"/>
  </office:meta>
</office:document-meta>
</file>